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7a872" officeooo:paragraph-rsid="0017a872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7a872" officeooo:paragraph-rsid="0017a872"/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officeooo:rsid="0017a8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6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Opere D’art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Tipo Oper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2">Nome</text:p>
          </table:table-cell>
          <table:table-cell table:style-name="Table2.A1" office:value-type="string">
            <text:p text:style-name="P2">Tipo Opera</text:p>
          </table:table-cell>
          <table:table-cell table:style-name="Table2.A1" office:value-type="string">
            <text:p text:style-name="P2">Testo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I/O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P2">Identificativo</text:p>
          </table:table-cell>
          <table:table-cell table:style-name="Table2.A1" office:value-type="string">
            <text:p text:style-name="P2">Intero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2">&gt;0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O/L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2-13T17:29:16.763279025</dc:date>
    <meta:editing-duration>PT2M29S</meta:editing-duration>
    <meta:editing-cycles>2</meta:editing-cycles>
    <meta:document-statistic meta:table-count="2" meta:image-count="0" meta:object-count="0" meta:page-count="1" meta:paragraph-count="39" meta:word-count="51" meta:character-count="316" meta:non-whitespace-character-count="304"/>
  </office:meta>
</office:document-meta>
</file>